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officeooo:paragraph-rsid="0027d80f" style:font-size-asian="32pt" style:font-weight-asian="bold" style:font-size-complex="32pt" style:font-weight-complex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4pt" officeooo:rsid="0019189b" officeooo:paragraph-rsid="0027d80f" style:font-size-asian="14pt" style:font-size-complex="14pt"/>
    </style:style>
    <style:style style:name="P6" style:family="paragraph" style:parent-style-name="Standard">
      <style:text-properties fo:font-size="14pt" officeooo:paragraph-rsid="0027d80f" style:font-size-asian="14pt" style:font-size-complex="14pt"/>
    </style:style>
    <style:style style:name="P7" style:family="paragraph" style:parent-style-name="Standard">
      <style:text-properties fo:font-size="14pt" officeooo:rsid="0027d80f" officeooo:paragraph-rsid="0027d80f" style:font-size-asian="14pt" style:font-size-complex="14pt"/>
    </style:style>
    <style:style style:name="P8" style:family="paragraph" style:parent-style-name="Standard">
      <style:text-properties fo:font-size="14pt" officeooo:rsid="0029607e" officeooo:paragraph-rsid="002a6e7e" style:font-size-asian="14pt" style:font-size-complex="14pt"/>
    </style:style>
    <style:style style:name="P9" style:family="paragraph" style:parent-style-name="Standard">
      <style:text-properties fo:font-size="14pt" officeooo:rsid="0029607e" officeooo:paragraph-rsid="002be9e9" style:font-size-asian="14pt" style:font-size-complex="14pt"/>
    </style:style>
    <style:style style:name="P10" style:family="paragraph" style:parent-style-name="Standard">
      <style:text-properties fo:font-size="14pt" officeooo:rsid="0029607e" officeooo:paragraph-rsid="002f0aee" style:font-size-asian="14pt" style:font-size-complex="14pt"/>
    </style:style>
    <style:style style:name="P11" style:family="paragraph" style:parent-style-name="Standard">
      <style:text-properties fo:font-size="14pt" officeooo:rsid="0029607e" officeooo:paragraph-rsid="003025eb" style:font-size-asian="14pt" style:font-size-complex="14pt"/>
    </style:style>
    <style:style style:name="P12" style:family="paragraph" style:parent-style-name="Standard">
      <style:text-properties fo:font-size="14pt" officeooo:rsid="002d4687" officeooo:paragraph-rsid="002d4687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officeooo:paragraph-rsid="0027d80f" style:font-size-asian="20pt" style:font-weight-asian="bold" style:font-size-complex="20pt" style:font-weight-complex="bold"/>
    </style:style>
    <style:style style:name="T1" style:family="text">
      <style:text-properties style:text-position="super 58%" style:font-name="Liberation Serif1"/>
    </style:style>
    <style:style style:name="T2" style:family="text">
      <style:text-properties style:text-position="super 58%" style:font-name="Liberation Serif1" fo:font-weight="normal" style:font-weight-asian="normal" style:font-weight-complex="normal"/>
    </style:style>
    <style:style style:name="T3" style:family="text">
      <style:text-properties style:text-position="super 58%" style:font-name="Liberation Serif1" fo:font-weight="normal" officeooo:rsid="0029607e" style:font-weight-asian="normal" style:font-weight-complex="normal"/>
    </style:style>
    <style:style style:name="T4" style:family="text">
      <style:text-properties style:text-position="super 58%" style:font-name="Liberation Serif1" fo:font-weight="normal" officeooo:rsid="0027d80f" style:font-weight-asian="normal" style:font-weight-complex="normal"/>
    </style:style>
    <style:style style:name="T5" style:family="text">
      <style:text-properties style:text-position="super 58%" style:font-name="Liberation Serif1" fo:font-weight="normal" officeooo:rsid="0027d80f" style:font-name-asian="WenQuanYi Micro Hei" style:font-weight-asian="normal" style:font-name-complex="Lohit Hindi" style:font-weight-complex="normal"/>
    </style:style>
    <style:style style:name="T6" style:family="text">
      <style:text-properties style:text-position="0% 100%" style:font-name="Liberation Serif1"/>
    </style:style>
    <style:style style:name="T7" style:family="text">
      <style:text-properties style:text-position="0% 100%" style:font-name="Liberation Serif1" fo:font-weight="normal" style:font-weight-asian="normal" style:font-weight-complex="normal"/>
    </style:style>
    <style:style style:name="T8" style:family="text">
      <style:text-properties style:text-position="0% 100%" style:font-name="Liberation Serif1" fo:font-weight="normal" officeooo:rsid="0029607e" style:font-weight-asian="normal" style:font-weight-complex="normal"/>
    </style:style>
    <style:style style:name="T9" style:family="text">
      <style:text-properties style:text-position="0% 100%" style:font-name="Liberation Serif1" fo:font-weight="normal" officeooo:rsid="0027d80f" style:font-weight-asian="normal" style:font-weight-complex="normal"/>
    </style:style>
    <style:style style:name="T10" style:family="text">
      <style:text-properties style:text-position="0% 100%" style:font-name="Liberation Serif1" fo:font-weight="normal" officeooo:rsid="002a6e7e" style:font-weight-asian="normal" style:font-weight-complex="normal"/>
    </style:style>
    <style:style style:name="T11" style:family="text">
      <style:text-properties style:text-position="0% 100%" style:font-name="Liberation Serif1" fo:font-weight="normal" officeooo:rsid="002be9e9" style:font-weight-asian="normal" style:font-weight-complex="normal"/>
    </style:style>
    <style:style style:name="T12" style:family="text">
      <style:text-properties style:text-position="0% 100%" style:font-name="Liberation Serif1" fo:font-weight="normal" officeooo:rsid="003025eb" style:font-weight-asian="normal" style:font-weight-complex="normal"/>
    </style:style>
    <style:style style:name="T13" style:family="text">
      <style:text-properties style:text-position="0% 100%" style:font-name="Liberation Serif1" fo:font-weight="normal" style:font-name-asian="Liberation Serif1" style:font-weight-asian="normal" style:font-name-complex="Liberation Serif1" style:font-weight-complex="normal"/>
    </style:style>
    <style:style style:name="T14" style:family="text">
      <style:text-properties style:text-position="0% 100%" style:font-name="Liberation Serif1" fo:font-weight="normal" style:font-name-asian="WenQuanYi Micro Hei" style:font-weight-asian="normal" style:font-name-complex="Lohit Hindi" style:font-weight-complex="normal"/>
    </style:style>
    <style:style style:name="T15" style:family="text">
      <style:text-properties style:text-position="0% 100%" style:font-name="Liberation Serif1" fo:font-weight="normal" officeooo:rsid="0027d80f" style:font-name-asian="WenQuanYi Micro Hei" style:font-weight-asian="normal" style:font-name-complex="Lohit Hindi" style:font-weight-complex="normal"/>
    </style:style>
    <style:style style:name="T16" style:family="text">
      <style:text-properties style:text-position="0% 100%" style:font-name="Liberation Serif1" fo:font-weight="normal" officeooo:rsid="002a6e7e" style:font-name-asian="WenQuanYi Micro Hei" style:font-weight-asian="normal" style:font-name-complex="Lohit Hindi" style:font-weight-complex="normal"/>
    </style:style>
    <style:style style:name="T17" style:family="text">
      <style:text-properties style:text-position="0% 100%" style:font-name="Liberation Serif1" fo:font-weight="normal" officeooo:rsid="002be9e9" style:font-name-asian="WenQuanYi Micro Hei" style:font-weight-asian="normal" style:font-name-complex="Lohit Hindi" style:font-weight-complex="normal"/>
    </style:style>
    <style:style style:name="T18" style:family="text">
      <style:text-properties style:text-position="0% 100%" style:font-name="Liberation Serif1" fo:font-weight="normal" officeooo:rsid="002d4687" style:font-name-asian="WenQuanYi Micro Hei" style:font-weight-asian="normal" style:font-name-complex="Lohit Hindi" style:font-weight-complex="normal"/>
    </style:style>
    <style:style style:name="T19" style:family="text">
      <style:text-properties style:text-position="0% 100%" style:font-name="Liberation Serif1" fo:font-weight="normal" officeooo:rsid="002f0aee" style:font-name-asian="WenQuanYi Micro Hei" style:font-weight-asian="normal" style:font-name-complex="Lohit Hindi" style:font-weight-complex="normal"/>
    </style:style>
    <style:style style:name="T20" style:family="text">
      <style:text-properties style:text-position="0% 100%" style:font-name="Liberation Serif1" fo:font-weight="normal" officeooo:rsid="003025eb" style:font-name-asian="WenQuanYi Micro Hei" style:font-weight-asian="normal" style:font-name-complex="Lohit Hindi" style:font-weight-complex="normal"/>
    </style:style>
    <style:style style:name="T21" style:family="text">
      <style:text-properties officeooo:rsid="0016892c"/>
    </style:style>
    <style:style style:name="T22" style:family="text">
      <style:text-properties officeooo:rsid="001796cd"/>
    </style:style>
    <style:style style:name="T23" style:family="text">
      <style:text-properties officeooo:rsid="0019189b"/>
    </style:style>
    <style:style style:name="T24" style:family="text">
      <style:text-properties style:text-position="sub 58%" style:font-name="Liberation Serif1" fo:font-weight="normal" officeooo:rsid="002a6e7e" style:font-weight-asian="normal" style:font-weight-complex="normal"/>
    </style:style>
    <style:style style:name="T25" style:family="text">
      <style:text-properties style:text-position="sub 58%" style:font-name="Liberation Serif1" fo:font-weight="normal" officeooo:rsid="003025eb" style:font-weight-asian="normal" style:font-weight-complex="normal"/>
    </style:style>
    <style:style style:name="T26" style:family="text">
      <style:text-properties style:text-position="sub 58%" style:font-name="Liberation Serif1" fo:font-weight="normal" officeooo:rsid="002a6e7e" style:font-name-asian="WenQuanYi Micro Hei" style:font-weight-asian="normal" style:font-name-complex="Lohit Hindi" style:font-weight-complex="normal"/>
    </style:style>
    <style:style style:name="T27" style:family="text">
      <style:text-properties style:text-position="sub 58%" style:font-name="Liberation Serif1" fo:font-weight="normal" officeooo:rsid="002be9e9" style:font-name-asian="WenQuanYi Micro Hei" style:font-weight-asian="normal" style:font-name-complex="Lohit Hindi" style:font-weight-complex="normal"/>
    </style:style>
    <style:style style:name="T28" style:family="text">
      <style:text-properties style:text-position="sub 58%" style:font-name="Liberation Serif1" fo:font-weight="normal" officeooo:rsid="002d4687" style:font-name-asian="WenQuanYi Micro Hei" style:font-weight-asian="normal" style:font-name-complex="Lohit Hindi" style:font-weight-complex="normal"/>
    </style:style>
    <style:style style:name="T29" style:family="text">
      <style:text-properties style:text-position="sub 58%" style:font-name="Liberation Serif1" fo:font-weight="normal" officeooo:rsid="002f0aee" style:font-name-asian="WenQuanYi Micro Hei" style:font-weight-asian="normal" style:font-name-complex="Lohit Hindi" style:font-weight-complex="normal"/>
    </style:style>
    <style:style style:name="T30" style:family="text">
      <style:text-properties officeooo:rsid="0027d80f"/>
    </style:style>
    <style:style style:name="T31" style:family="text">
      <style:text-properties style:font-name="Liberation Serif1"/>
    </style:style>
    <style:style style:name="T32" style:family="text">
      <style:text-properties style:font-name="Liberation Seri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eataxe-64</text:p>
      <text:p text:style-name="P3"><text:span text:style-name="T21">zta – tensor with automorph</text:span>.</text:p>
      <text:p text:style-name="P2">Richard Parker <text:span text:style-name="T23">11</text:span>.<text:span text:style-name="T22">8</text:span>.201<text:span text:style-name="T23">6</text:span></text:p>
      <text:p text:style-name="P1"/>
      <text:p text:style-name="P13">Section 1 – Introduction</text:p>
      <text:p text:style-name="P4"/>
      <text:p text:style-name="P7">We wish to be able to form the tensor product of a representation and its image under an automorphism of order 2, so that the result is a matrix over the smaller field.</text:p>
      <text:p text:style-name="P5"/>
      <text:p text:style-name="P14">Section <text:span text:style-name="T30">2</text:span> – <text:span text:style-name="T30">Theory.</text:span></text:p>
      <text:p text:style-name="P6"/>
      <text:p text:style-name="P7">Let K be a finite field admitting an automorphism <text:span text:style-name="T31">σ</text:span><text:span text:style-name="T32"> of order two and F its fixed field. <text:s/>Then if we form the tensor product of any representation </text:span><text:span text:style-name="T31">ρ over K</text:span><text:span text:style-name="T32"> with its image under </text:span><text:span text:style-name="T31">σ, the result can be written over F, and we wish to write a program that will do this for us.</text:span></text:p>
      <text:p text:style-name="P7"><text:span text:style-name="T31"/></text:p>
      <text:p text:style-name="P7"><text:span text:style-name="T31">To do this, we need to choose an element λ of K such that λ with μ = <text:s/>λ</text:span><text:span text:style-name="T1">σ</text:span><text:span text:style-name="T6"> we have neither μ = λ , nor μ = </text:span><text:span text:style-name="T7">–</text:span><text:span text:style-name="T6">λ. <text:s/>Our plan is then to write every element of K as aλ + bμ, so we need that these are linearly independent over F. <text:s/>This will only fail if μ = cλ with c in F, which implies (appying <text:s/>σ</text:span><text:span text:style-name="T7">) that <text:s/>λ = cμ = c</text:span><text:span text:style-name="T2">2</text:span><text:span text:style-name="T7">λ </text:span><text:span text:style-name="T8">hence c</text:span><text:span text:style-name="T3">2</text:span><text:span text:style-name="T8"> = 1, hence the conditions.</text:span></text:p>
      <text:p text:style-name="P7"><text:span text:style-name="T8"/></text:p>
      <text:p text:style-name="P8"><text:span text:style-name="T7">There always is such a </text:span><text:span text:style-name="T9">λ. <text:s/></text:span><text:span text:style-name="T7">Indeed the map x → x/x</text:span><text:span text:style-name="T4">σ</text:span><text:span text:style-name="T2"> </text:span><text:span text:style-name="T7">is a homomorphism from the multiplicative group of the field into itself, and the kernel (those that map to 1) consist entirely of the multiplicative group of F. <text:s/>Hence those that go to ±1 are 2(f</text:span><text:span text:style-name="T9">–</text:span><text:span text:style-name="T7">1) in number, where f is the order of F, and since f</text:span><text:span text:style-name="T2">2</text:span><text:span text:style-name="T7"> </text:span><text:span text:style-name="T13">≥</text:span><text:span text:style-name="T14"> 2.f &gt; 2f</text:span><text:span text:style-name="T15">–</text:span><text:span text:style-name="T14">2, there are always some values of </text:span><text:span text:style-name="T15">λ </text:span><text:span text:style-name="T14">available to us.</text:span></text:p>
      <text:p text:style-name="P8"><text:span text:style-name="T14"/></text:p>
      <text:p text:style-name="P11"><text:span text:style-name="T16">Let v be our space on which </text:span><text:span text:style-name="T15">ρ </text:span><text:span text:style-name="T16">acts, and let w be the space operated on by the image of </text:span><text:span text:style-name="T15">ρ </text:span><text:span text:style-name="T16">under </text:span><text:span text:style-name="T15">σ</text:span><text:span text:style-name="T16">. <text:s/>We then take as a basis for our space </text:span><text:span text:style-name="T7"><text:s/></text:span><text:span text:style-name="T10">V</text:span><text:span text:style-name="T24">ij</text:span><text:span text:style-name="T10"> = </text:span><text:span text:style-name="T9">λ.</text:span><text:span text:style-name="T10">v</text:span><text:span text:style-name="T24">i</text:span><text:span text:style-name="T10">w</text:span><text:span text:style-name="T24">j</text:span><text:span text:style-name="T10"> +</text:span><text:span text:style-name="T9"> μ.</text:span><text:span text:style-name="T10">v</text:span><text:span text:style-name="T24">j</text:span><text:span text:style-name="T10">w</text:span><text:span text:style-name="T24">i</text:span><text:span text:style-name="T10">, </text:span><text:span text:style-name="T12">which is clearly fixed by </text:span><text:span text:style-name="T15">σ </text:span><text:span text:style-name="T20">followed by swapping v and w</text:span><text:span text:style-name="T15">.</text:span><text:span text:style-name="T10"> What does a matrix r</text:span><text:span text:style-name="T24">ij</text:span><text:span text:style-name="T10"> do to </text:span><text:span text:style-name="T12">V</text:span><text:span text:style-name="T25">ij</text:span><text:span text:style-name="T10">? <text:s/>It takes V</text:span><text:span text:style-name="T24">ij</text:span><text:span text:style-name="T10"> = </text:span><text:span text:style-name="T9">λ.</text:span><text:span text:style-name="T10">v</text:span><text:span text:style-name="T24">i</text:span><text:span text:style-name="T10">w</text:span><text:span text:style-name="T24">j</text:span><text:span text:style-name="T10"> +</text:span><text:span text:style-name="T9"> μ.</text:span><text:span text:style-name="T10">v</text:span><text:span text:style-name="T24">j</text:span><text:span text:style-name="T10">w</text:span><text:span text:style-name="T24">i</text:span><text:span text:style-name="T10"> to </text:span><text:span text:style-name="T11">sum (k,l) of </text:span></text:p>
      <text:p text:style-name="P10"><text:span text:style-name="T9">λ.</text:span><text:span text:style-name="T10">(a</text:span><text:span text:style-name="T24">ik</text:span><text:span text:style-name="T10">v</text:span><text:span text:style-name="T24">k</text:span><text:span text:style-name="T10"> a</text:span><text:span text:style-name="T24">jl</text:span><text:span text:style-name="T5">σ</text:span><text:span text:style-name="T15"> </text:span><text:span text:style-name="T16">w</text:span><text:span text:style-name="T26">l</text:span><text:span text:style-name="T16">) + </text:span><text:span text:style-name="T15"><text:s/>μ.</text:span><text:span text:style-name="T16">(a</text:span><text:span text:style-name="T26">j</text:span><text:span text:style-name="T28">l</text:span><text:span text:style-name="T16">v</text:span><text:span text:style-name="T28">l</text:span><text:span text:style-name="T16"> + a</text:span><text:span text:style-name="T28">ik</text:span><text:span text:style-name="T5">σ</text:span><text:span text:style-name="T16">w</text:span><text:span text:style-name="T28">k</text:span><text:span text:style-name="T16">) = <text:s/></text:span><text:span text:style-name="T15">λ</text:span><text:span text:style-name="T17">a</text:span><text:span text:style-name="T27">ik</text:span><text:span text:style-name="T17">a</text:span><text:span text:style-name="T27">jl</text:span><text:span text:style-name="T5">σ</text:span><text:span text:style-name="T15"> </text:span><text:span text:style-name="T17">v</text:span><text:span text:style-name="T27">k</text:span><text:span text:style-name="T17">w</text:span><text:span text:style-name="T27">l</text:span><text:span text:style-name="T17"> + <text:s/></text:span><text:span text:style-name="T15">μ</text:span><text:span text:style-name="T17">a</text:span><text:span text:style-name="T27">j</text:span><text:span text:style-name="T28">l</text:span><text:span text:style-name="T17">a</text:span><text:span text:style-name="T27">i</text:span><text:span text:style-name="T28">k</text:span><text:span text:style-name="T5">σ</text:span><text:span text:style-name="T17">v</text:span><text:span text:style-name="T28">l</text:span><text:span text:style-name="T17">w</text:span><text:span text:style-name="T28">k</text:span><text:span text:style-name="T17">. <text:s/></text:span><text:span text:style-name="T18">Clearly </text:span><text:span text:style-name="T19">if</text:span><text:span text:style-name="T18"> </text:span><text:span text:style-name="T19">x = </text:span><text:span text:style-name="T15">λ</text:span><text:span text:style-name="T17">a</text:span><text:span text:style-name="T27">ik</text:span><text:span text:style-name="T17">a</text:span><text:span text:style-name="T27">jl</text:span><text:span text:style-name="T5">σ</text:span><text:span text:style-name="T15"> </text:span><text:span text:style-name="T19">then x</text:span><text:span text:style-name="T5">σ</text:span><text:span text:style-name="T18"> </text:span><text:span text:style-name="T19">= </text:span><text:span text:style-name="T18">(</text:span><text:span text:style-name="T15">μ</text:span><text:span text:style-name="T17">a</text:span><text:span text:style-name="T27">j</text:span><text:span text:style-name="T28">l</text:span><text:span text:style-name="T17">a</text:span><text:span text:style-name="T27">i</text:span><text:span text:style-name="T28">k</text:span><text:span text:style-name="T5">σ</text:span><text:span text:style-name="T18">)</text:span><text:span text:style-name="T5">σ</text:span><text:span text:style-name="T15"> </text:span><text:span text:style-name="T18">so </text:span><text:span text:style-name="T19">this can be written as x.v</text:span><text:span text:style-name="T29">k</text:span><text:span text:style-name="T19">w</text:span><text:span text:style-name="T29">l</text:span><text:span text:style-name="T19"> + x</text:span><text:span text:style-name="T5">σ</text:span><text:span text:style-name="T15">.</text:span><text:span text:style-name="T19">v</text:span><text:span text:style-name="T29">l</text:span><text:span text:style-name="T19">w</text:span><text:span text:style-name="T29">k</text:span><text:span text:style-name="T19">. <text:s/>Expressing x=s</text:span><text:span text:style-name="T15">λ</text:span><text:span text:style-name="T19">+t</text:span><text:span text:style-name="T15">μ </text:span><text:span text:style-name="T20">(with s and t in F)</text:span><text:span text:style-name="T15"> </text:span><text:span text:style-name="T19">we get that this is s.V</text:span><text:span text:style-name="T29">kl</text:span><text:span text:style-name="T19">+t.V</text:span><text:span text:style-name="T29">lk</text:span><text:span text:style-name="T1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DejaVu Sans Mono" style:font-family-complex="'DejaVu Sans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1-11-26T16:26:49</meta:creation-date>
    <dc:date>2016-08-11T15:26:45.686770136</dc:date>
    <meta:editing-duration>PT23H40M4S</meta:editing-duration>
    <meta:editing-cycles>104</meta:editing-cycles>
    <meta:generator>LibreOffice/5.1.4.2$Linux_X86_64 LibreOffice_project/10m0$Build-2</meta:generator>
    <meta:printed-by>User </meta:printed-by>
    <meta:print-date>2012-08-06T12:45:35</meta:print-date>
    <meta:document-statistic meta:table-count="0" meta:image-count="0" meta:object-count="0" meta:page-count="1" meta:paragraph-count="11" meta:word-count="375" meta:character-count="1793" meta:non-whitespace-character-count="1411"/>
  </office:meta>
</office:document-meta>
</file>